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50%" fo:text-indent="0cm"/>
    </style:style>
    <style:style style:name="P2" style:family="paragraph">
      <style:paragraph-properties fo:margin-left="0cm" fo:margin-right="0cm" fo:line-height="150%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Święty Duch Boga Ojca dar</text:span><text:span text:style-name="T1"><text:line-break/></text:span><text:span text:style-name="T1">Na synów powołuje nas</text:span><text:span text:style-name="T1"><text:line-break/></text:span><text:span text:style-name="T1">Swoją wolność darował nam</text:span><text:span text:style-name="T1"><text:line-break/></text:span><text:span text:style-name="T1">W niej uwielbiony będzie 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6-08T22:54:35</meta:creation-date>
    <dc:date>2010-05-21T21:05:15</dc:date>
    <dc:language>pl-PL</dc:language>
    <meta:editing-cycles>6</meta:editing-cycles>
    <meta:editing-duration>PT3M17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